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dia 16 de Enero de 2018 tratamos el fallo que tenia el programa por el que la varianza salia enorme. El fallo estaba en que a la hora de coger los cuadrados, cogia el cuadrado grande y no el pequeño, por lo que te leia todos los puntos en vez de los que estaban delimitados en el area de los cuadrados pequeños. El programa <text:s/>lo ha arreglado Domingo, pero cogiendo los puntos de los cuadrados pequeños fijos, habra que ponerlos random como en el otro programa para calcularlos.</text:p>
      <text:p text:style-name="Standard"/>
      <text:p text:style-name="Standard">Otra cosa que miramos fue Pydev, que es un complemento que permite utilizar python en Eclipse, para conseguir una mejor experiencia con el lenguaje.</text:p>
      <text:p text:style-name="Standard"/>
      <text:p text:style-name="Standard">Por ultimo, no miramos la parte de Kivy porque no me dio tiempo a ponerme con ella de una reunion a otra. La proxima reunion esta programada para el 23 de Enero a las 11: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8-01-18T13:23:51.96</meta:creation-date>
    <meta:document-statistic meta:table-count="0" meta:image-count="0" meta:object-count="0" meta:page-count="1" meta:paragraph-count="3" meta:word-count="151" meta:character-count="815"/>
    <dc:date>2018-01-18T13:31:51.35</dc:date>
    <dc:creator>o </dc:creator>
    <meta:editing-duration>PT8M3S</meta:editing-duration>
    <meta:editing-cycles>1</meta:editing-cycles>
    <meta:generator>OpenOffice/4.1.3$Win32 OpenOffice.org_project/413m1$Build-9783</meta:generator>
  </office:meta>
</office:document-meta>
</file>